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6" style:family="paragraph" style:parent-style-name="Title">
      <style:text-properties officeooo:paragraph-rsid="0015b7bf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15b7bf" officeooo:paragraph-rsid="0015b7bf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15b7bf" officeooo:paragraph-rsid="00169f51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15b7bf" officeooo:paragraph-rsid="001a5b42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b7bf" officeooo:paragraph-rsid="0015b7bf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dac7" officeooo:paragraph-rsid="0016dac7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8da97" officeooo:paragraph-rsid="0018da97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5b42" officeooo:paragraph-rsid="001a5b42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b362d" officeooo:paragraph-rsid="001b362d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a5b42" officeooo:paragraph-rsid="001a5b42" style:font-weight-asian="normal" style:font-weight-complex="normal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a5b42" officeooo:paragraph-rsid="001a5b42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1b362d" officeooo:paragraph-rsid="001b362d"/>
    </style:style>
    <style:style style:name="P18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officeooo:paragraph-rsid="0015b7bf"/>
    </style:style>
    <style:style style:name="P20" style:family="paragraph" style:parent-style-name="Heading_20_1" style:list-style-name=""/>
    <style:style style:name="P21" style:family="paragraph" style:parent-style-name="Standard">
      <style:paragraph-properties fo:text-align="end" style:justify-single-word="false">
        <style:tab-stops/>
      </style:paragraph-properties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officeooo:paragraph-rsid="00244e3e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dac7" officeooo:paragraph-rsid="0016dac7" style:font-weight-asian="bold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b362d" officeooo:paragraph-rsid="00244e3e" style:font-weight-asian="bold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4e3e" officeooo:paragraph-rsid="00244e3e" style:font-weight-asian="bold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4e3e" officeooo:paragraph-rsid="00294bea" style:font-weight-asian="bold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67daf" officeooo:paragraph-rsid="00267daf" style:font-weight-asian="bold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869c1" officeooo:paragraph-rsid="002869c1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da2a5" officeooo:paragraph-rsid="001da2a5" style:font-weight-asian="normal" style:font-weight-complex="normal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44e3e" officeooo:paragraph-rsid="00244e3e" style:font-weight-asian="normal" style:font-weight-complex="normal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44e3e" officeooo:paragraph-rsid="00267daf" style:font-weight-asian="normal" style:font-weight-complex="normal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44e3e" officeooo:paragraph-rsid="002869c1" style:font-weight-asian="normal" style:font-weight-complex="normal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59d52" officeooo:paragraph-rsid="00259d52" style:font-weight-asian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59d52" officeooo:paragraph-rsid="002869c1" style:font-weight-asian="normal" style:font-weight-complex="normal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67daf" officeooo:paragraph-rsid="00267daf" style:font-weight-asian="normal" style:font-weight-complex="normal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officeooo:rsid="001da2a5" officeooo:paragraph-rsid="001da2a5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officeooo:rsid="001da2a5" officeooo:paragraph-rsid="00213e9e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officeooo:rsid="001da2a5" officeooo:paragraph-rsid="00231189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rsid="001da2a5" officeooo:paragraph-rsid="001da2a5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1a5b42" officeooo:paragraph-rsid="001a5b42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15b7bf" officeooo:paragraph-rsid="0015b7bf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15b7bf" officeooo:paragraph-rsid="001da2a5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15b7bf" officeooo:paragraph-rsid="00213e9e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officeooo:rsid="0018da97" officeooo:paragraph-rsid="0018da97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rsid="00213e9e" officeooo:paragraph-rsid="00213e9e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213e9e" officeooo:paragraph-rsid="00244e3e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officeooo:rsid="00213e9e" officeooo:paragraph-rsid="00213e9e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officeooo:rsid="00213e9e" officeooo:paragraph-rsid="00231189"/>
    </style:style>
    <style:style style:name="P49" style:family="paragraph" style:parent-style-name="Standard">
      <style:paragraph-properties fo:text-align="end" style:justify-single-word="false">
        <style:tab-stops/>
      </style:paragraph-properties>
      <style:text-properties officeooo:rsid="00213e9e" officeooo:paragraph-rsid="00244e3e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1b362d" officeooo:paragraph-rsid="001b362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1b362d" officeooo:paragraph-rsid="00216f31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1b362d" officeooo:paragraph-rsid="00244e3e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231189" officeooo:paragraph-rsid="00231189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0244e3e" officeooo:paragraph-rsid="00244e3e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officeooo:rsid="00244e3e" officeooo:paragraph-rsid="00244e3e"/>
    </style:style>
    <style:style style:name="P56" style:family="paragraph" style:parent-style-name="Standard">
      <style:text-properties officeooo:rsid="00140431" officeooo:paragraph-rsid="00244e3e"/>
    </style:style>
    <style:style style:name="P57" style:family="paragraph" style:parent-style-name="Standard">
      <style:paragraph-properties fo:break-before="page"/>
      <style:text-properties officeooo:paragraph-rsid="00244e3e"/>
    </style:style>
    <style:style style:name="T1" style:family="text">
      <style:text-properties officeooo:rsid="0009d136"/>
    </style:style>
    <style:style style:name="T2" style:family="text">
      <style:text-properties officeooo:rsid="00169f51"/>
    </style:style>
    <style:style style:name="T3" style:family="text">
      <style:text-properties officeooo:rsid="001a5b42"/>
    </style:style>
    <style:style style:name="T4" style:family="text">
      <style:text-properties officeooo:rsid="001da2a5"/>
    </style:style>
    <style:style style:name="T5" style:family="text">
      <style:text-properties officeooo:rsid="001f4aed"/>
    </style:style>
    <style:style style:name="T6" style:family="text">
      <style:text-properties officeooo:rsid="00213e9e"/>
    </style:style>
    <style:style style:name="T7" style:family="text">
      <style:text-properties officeooo:rsid="00216f31"/>
    </style:style>
    <style:style style:name="T8" style:family="text">
      <style:text-properties officeooo:rsid="00231189"/>
    </style:style>
    <style:style style:name="T9" style:family="text">
      <style:text-properties officeooo:rsid="00244e3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67daf" style:font-weight-asian="bold" style:font-weight-complex="bold"/>
    </style:style>
    <style:style style:name="T12" style:family="text">
      <style:text-properties fo:font-weight="bold" officeooo:rsid="002869c1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67daf"/>
    </style:style>
    <style:style style:name="T15" style:family="text">
      <style:text-properties fo:font-style="normal" officeooo:rsid="00267daf" style:font-style-asian="normal" style:font-style-complex="normal"/>
    </style:style>
    <style:style style:name="T16" style:family="text">
      <style:text-properties fo:font-style="normal" fo:font-weight="bold" officeooo:rsid="00267daf" style:font-style-asian="normal" style:font-weight-asian="bold" style:font-style-complex="normal" style:font-weight-complex="bold"/>
    </style:style>
    <style:style style:name="T17" style:family="text">
      <style:text-properties officeooo:rsid="002869c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ave Functions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413_4150442962" text:style-name="Index_20_Link" text:visited-style-name="Index_20_Link">Mathematical Representations<text:tab/>2</text:a></text:p>
        </text:index-body>
      </text:table-of-content>
      <text:p text:style-name="P3"/>
      <text:p text:style-name="P3"/>
      <text:h text:style-name="P19" text:outline-level="1"><text:bookmark-start text:name="__RefHeading___Toc413_4150442962"/><text:span text:style-name="Strong_20_Emphasis"><text:span text:style-name="T1">Mathematical Representations</text:span></text:span><text:bookmark-end text:name="__RefHeading___Toc413_415044296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de Broglie Wave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4">λ = h / p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General Wave Equation</text:p>
          </table:table-cell>
        </table:table-row>
        <table:table-row table:style-name="Table1.1">
          <table:table-cell table:style-name="Table1.A1" office:value-type="string">
            <text:p text:style-name="P36">2</text:p>
          </table:table-cell>
          <table:table-cell table:style-name="Table1.B1" office:value-type="string">
            <text:p text:style-name="P15">w = A sin (k x - w t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6">3</text:p>
          </table:table-cell>
          <table:table-cell table:style-name="Table1.B1" office:value-type="string">
            <text:p text:style-name="P15">w = A sin ( (px - E t)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0">Standing Wave</text:p>
          </table:table-cell>
        </table:table-row>
        <table:table-row table:style-name="Table1.1">
          <table:table-cell table:style-name="Table1.A1" office:value-type="string">
            <text:p text:style-name="P36">4</text:p>
          </table:table-cell>
          <table:table-cell table:style-name="Table1.B1" office:value-type="string">
            <text:p text:style-name="P7">w = sin (n PI x / L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">Plane Waves</text:p>
          </table:table-cell>
        </table:table-row>
        <table:table-row table:style-name="Table1.1">
          <table:table-cell table:style-name="Table1.A1" office:value-type="string">
            <text:p text:style-name="P36">5</text:p>
          </table:table-cell>
          <table:table-cell table:style-name="Table1.B1" office:value-type="string">
            <text:p text:style-name="P42">w = O (x) T (t)</text:p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39">O (x) = exp (i p x / h-bar)</text:p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39">T (t) = exp (<text:span text:style-name="T5">-</text:span>i E t / h-bar)</text:p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36">6</text:p>
          </table:table-cell>
          <table:table-cell table:style-name="Table1.B1" office:value-type="string">
            <text:p text:style-name="P45">w = (a - | k |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36">7</text:p>
          </table:table-cell>
          <table:table-cell table:style-name="Table1.B1" office:value-type="string">
            <text:p text:style-name="P53">w = x (a - 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36">8</text:p>
          </table:table-cell>
          <table:table-cell table:style-name="Table1.B1" office:value-type="string">
            <text:p text:style-name="P16">w = exp (i (k x - w t)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6">9</text:p>
          </table:table-cell>
          <table:table-cell table:style-name="Table1.B1" office:value-type="string">
            <text:p text:style-name="P7">w = exp (i (px - p^2 / 2m t) / h-bar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6">10</text:p>
          </table:table-cell>
          <table:table-cell table:style-name="Table1.B1" office:value-type="string">
            <text:p text:style-name="P7">w = exp (i (px - E t) / h-bar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6">11</text:p>
          </table:table-cell>
          <table:table-cell table:style-name="Table1.B1" office:value-type="string">
            <text:p text:style-name="P7">w = exp (i (px - (E - V) t) / h-bar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6">12</text:p>
          </table:table-cell>
          <table:table-cell table:style-name="Table1.B1" office:value-type="string">
            <text:p text:style-name="P7">w = exp (i (px - (V - E) t) / h-bar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6">13</text:p>
          </table:table-cell>
          <table:table-cell table:style-name="Table1.B1" office:value-type="string">
            <text:p text:style-name="P43">w = exp (i (px - (E <text:span text:style-name="T6">+</text:span> V) t) / h-bar )</text:p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6">14</text:p>
          </table:table-cell>
          <table:table-cell table:style-name="Table1.B1" office:value-type="string">
            <text:p text:style-name="P43">w = exp (i (px - (<text:span text:style-name="T6">p^2 / 2m</text:span> <text:span text:style-name="T6">+</text:span> V) t) / h-bar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6">15</text:p>
          </table:table-cell>
          <table:table-cell table:style-name="Table1.B1" office:value-type="string">
            <text:p text:style-name="P7">w = exp ( i p (x1 - x0) / h-bar)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7">16</text:p>
          </table:table-cell>
          <table:table-cell table:style-name="Table1.B1" office:value-type="string">
            <text:p text:style-name="P9">w = exp ( i <text:span text:style-name="T3">k</text:span> (x1 - x0)<text:span text:style-name="T3">^2</text:span>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7">17</text:p>
          </table:table-cell>
          <table:table-cell table:style-name="Table1.B1" office:value-type="string">
            <text:p text:style-name="P9">w = exp ( i <text:span text:style-name="T3">k</text:span> (<text:span text:style-name="T3">y</text:span> - x)<text:span text:style-name="T3">^2 </text:span>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7">18</text:p>
          </table:table-cell>
          <table:table-cell table:style-name="Table1.B1" office:value-type="string">
            <text:p text:style-name="P7">w = exp ( i (p1 - p0) x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8">19</text:p>
          </table:table-cell>
          <table:table-cell table:style-name="Table1.B1" office:value-type="string">
            <text:p text:style-name="P29">w = exp ( i p (x - vt)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">Gaussian Wave Functions</text:p>
          </table:table-cell>
        </table:table-row>
        <table:table-row table:style-name="Table1.1">
          <table:table-cell table:style-name="Table1.A1" office:value-type="string">
            <text:p text:style-name="P36">20</text:p>
          </table:table-cell>
          <table:table-cell table:style-name="Table1.B1" office:value-type="string">
            <text:p text:style-name="P7">w = exp ( x^2 / 2 a^2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7">21</text:p>
          </table:table-cell>
          <table:table-cell table:style-name="Table1.B1" office:value-type="string">
            <text:p text:style-name="P8">w = exp ( <text:span text:style-name="T2">a </text:span>x^2 / 2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7">22</text:p>
          </table:table-cell>
          <table:table-cell table:style-name="Table1.B1" office:value-type="string">
            <text:p text:style-name="P17">w = exp ( -x^2 / 2a^2) exp (-i (p1 - p0) x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7">23</text:p>
          </table:table-cell>
          <table:table-cell table:style-name="Table1.B1" office:value-type="string">
            <text:p text:style-name="P17">w = exp ( - (x1 - x0)^2 / 2a^2)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8">24</text:p>
          </table:table-cell>
          <table:table-cell table:style-name="Table1.B1" office:value-type="string">
            <text:p text:style-name="P17">w = N <text:span text:style-name="T3">δ [L] (x) 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Dirac Delta</text:p>
          </table:table-cell>
        </table:table-row>
        <table:table-row table:style-name="Table1.1">
          <table:table-cell table:style-name="Table1.A1" office:value-type="string">
            <text:p text:style-name="P37">25</text:p>
          </table:table-cell>
          <table:table-cell table:style-name="Table1.B1" office:value-type="string">
            <text:p text:style-name="P16">δ (a - x) = sqr (a / PI) exp (-a (x - y)^2 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7">26</text:p>
          </table:table-cell>
          <table:table-cell table:style-name="Table1.B1" office:value-type="string">
            <text:p text:style-name="P16">δ (a - x) = Integrate [x = -a .. a] 1/2 PI exp (i k (x - y) ) d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6">27</text:p>
          </table:table-cell>
          <table:table-cell table:style-name="Table1.B1" office:value-type="string">
            <text:p text:style-name="P16">f (x) = Lim [L -&gt; oo] </text:p>
            <text:p text:style-name="P16"><text:s text:c="11"/>Integrate [y = oo .. oo] δ [L] (x - y) f(y) dy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38">28</text:p>
          </table:table-cell>
          <table:table-cell table:style-name="Table1.B1" office:value-type="string">
            <text:p text:style-name="P16">δ ( (x2 - x1) / h-bar) = h-bar δ (x2 - x1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Delta Function Potential</text:p>
          </table:table-cell>
        </table:table-row>
        <table:table-row table:style-name="Table1.1">
          <table:table-cell table:style-name="Table1.A1" office:value-type="string">
            <text:p text:style-name="P38">29</text:p>
          </table:table-cell>
          <table:table-cell table:style-name="Table1.B1" office:value-type="string">
            <text:p text:style-name="P17">O (x) = N exp (- sqr (2 m E) |x |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37">30</text:p>
          </table:table-cell>
          <table:table-cell table:style-name="Table1.B1" office:value-type="string">
            <text:p text:style-name="P17">Integrate [x = a .. a] [d/dx]^2 <text:s/>O (x) dx</text:p>
          </table:table-cell>
        </table:table-row>
        <table:table-row table:style-name="Table1.1">
          <table:table-cell table:style-name="Table1.A1" office:value-type="string">
            <text:p text:style-name="P47">31</text:p>
          </table:table-cell>
          <table:table-cell table:style-name="Table1.B1" office:value-type="string">
            <text:p text:style-name="P17"><text:s/>= [d/dx] O (x) | [x = a .. a]</text:p>
          </table:table-cell>
        </table:table-row>
        <table:table-row table:style-name="Table1.1">
          <table:table-cell table:style-name="Table1.A1" office:value-type="string">
            <text:p text:style-name="P38">3<text:span text:style-name="T6">2</text:span></text:p>
          </table:table-cell>
          <table:table-cell table:style-name="Table1.B1" office:value-type="string">
            <text:p text:style-name="P17"><text:s/>= [d/dx] O (a) <text:s/>- <text:s/>[d/dx] O (-a) <text:s/>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7">33</text:p>
          </table:table-cell>
          <table:table-cell table:style-name="Table1.B1" office:value-type="string">
            <text:p text:style-name="P17"><text:s/>= -2 m / h-bar^2 Integrate [x = -a .. a] (E + g <text:span text:style-name="T3">δ (x</text:span>) O (x) dx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47">34</text:p>
          </table:table-cell>
          <table:table-cell table:style-name="Table1.B1" office:value-type="string">
            <text:p text:style-name="P17"><text:s/>= -2 m / h-bar^2 Integrate [x = -a .. a] E O (x) dx</text:p>
            <text:p text:style-name="P17"><text:s text:c="2"/>+ -2 m / h-bar^2 <text:s/>g O (0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8">35</text:p>
          </table:table-cell>
          <table:table-cell table:style-name="Table1.B1" office:value-type="string">
            <text:p text:style-name="P17"><text:s/>= -2 m / h-bar^2 g 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Free Particle</text:p>
          </table:table-cell>
        </table:table-row>
        <table:table-row table:style-name="Table1.1">
          <table:table-cell table:style-name="Table1.A1" office:value-type="string">
            <text:p text:style-name="P48">36</text:p>
          </table:table-cell>
          <table:table-cell table:style-name="Table1.B1" office:value-type="string">
            <text:p text:style-name="P17">E [n] = k<text:span text:style-name="T7">[n]</text:span>^2 h-bar^2 / 2 m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48">37</text:p>
          </table:table-cell>
          <table:table-cell table:style-name="Table1.B1" office:value-type="string">
            <text:p text:style-name="P51"><text:s/>= n^2 <text:span text:style-name="T7">PI</text:span>^2 h-bar^2 / 2 m<text:span text:style-name="T7"> a^2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8">38</text:p>
          </table:table-cell>
          <table:table-cell table:style-name="Table1.B1" office:value-type="string">
            <text:p text:style-name="P17">w = N exp (i (px x+ py y + pz z)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</table:table>
      <text:p text:style-name="Standard"/>
      <text:h text:style-name="P20" text:outline-level="1"/>
      <text:p text:style-name="P57"><text:span text:style-name="T9"><text:tab/><text:tab/><text:tab/>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22T22:01:47.281402181</dc:date>
    <meta:editing-duration>P1DT7H33M51S</meta:editing-duration>
    <meta:editing-cycles>23</meta:editing-cycles>
    <meta:generator>LibreOffice/7.5.9.2$Linux_X86_64 LibreOffice_project/50$Build-2</meta:generator>
    <meta:document-statistic meta:table-count="1" meta:image-count="0" meta:object-count="0" meta:page-count="5" meta:paragraph-count="94" meta:word-count="521" meta:character-count="1650" meta:non-whitespace-character-count="1190"/>
  </office:meta>
</office:document-meta>
</file>